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IPA モナー Pゴシック" svg:font-family="'IPA モナー Pゴシック'" style:font-family-generic="swiss" style:font-pitch="variable"/>
    <style:font-face style:name="DejaVu Sans" svg:font-family="'DejaVu Sans'" style:font-family-generic="system" style:font-pitch="variable"/>
    <style:font-face style:name="IPA モナー Pゴシック1" svg:font-family="'IPA モナー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3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さつま揚げとキャベツのお味噌汁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材料</text:p>
          </table:table-cell>
          <table:table-cell office:value-type="string">
            <text:p>分量</text:p>
          </table:table-cell>
        </table:table-row>
        <table:table-row table:style-name="ro1">
          <table:table-cell office:value-type="string">
            <text:p>だし汁</text:p>
          </table:table-cell>
          <table:table-cell office:value-type="string">
            <text:p>1000cc</text:p>
          </table:table-cell>
        </table:table-row>
        <table:table-row table:style-name="ro1">
          <table:table-cell office:value-type="string">
            <text:p>味噌</text:p>
          </table:table-cell>
          <table:table-cell office:value-type="string">
            <text:p>60～80g</text:p>
          </table:table-cell>
        </table:table-row>
        <table:table-row table:style-name="ro1">
          <table:table-cell office:value-type="string">
            <text:p>さつま揚げ</text:p>
          </table:table-cell>
          <table:table-cell office:value-type="string">
            <text:p>4枚</text:p>
          </table:table-cell>
        </table:table-row>
        <table:table-row table:style-name="ro1">
          <table:table-cell office:value-type="string">
            <text:p>キャベツ</text:p>
          </table:table-cell>
          <table:table-cell office:value-type="string">
            <text:p>70～80g</text:p>
          </table:table-cell>
        </table:table-row>
        <table:table-row table:style-name="ro1">
          <table:table-cell office:value-type="string">
            <text:p>青ねぎ</text:p>
          </table:table-cell>
          <table:table-cell office:value-type="string">
            <text:p>適量</text:p>
          </table:table-cell>
        </table:table-row>
      </table:table>
      <table:table table:name="モチモチおからのツナマヨでプチピザ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材料</text:p>
          </table:table-cell>
          <table:table-cell office:value-type="string">
            <text:p>分量</text:p>
          </table:table-cell>
        </table:table-row>
        <table:table-row table:style-name="ro1">
          <table:table-cell office:value-type="string">
            <text:p>おから</text:p>
          </table:table-cell>
          <table:table-cell office:value-type="string">
            <text:p>100g</text:p>
          </table:table-cell>
        </table:table-row>
        <table:table-row table:style-name="ro1">
          <table:table-cell office:value-type="string">
            <text:p>ツナ</text:p>
          </table:table-cell>
          <table:table-cell office:value-type="string">
            <text:p>50g</text:p>
          </table:table-cell>
        </table:table-row>
        <table:table-row table:style-name="ro1">
          <table:table-cell office:value-type="string">
            <text:p>片栗粉</text:p>
          </table:table-cell>
          <table:table-cell office:value-type="string">
            <text:p>50g</text:p>
          </table:table-cell>
        </table:table-row>
        <table:table-row table:style-name="ro1">
          <table:table-cell office:value-type="string">
            <text:p>マヨネーズ</text:p>
          </table:table-cell>
          <table:table-cell office:value-type="string">
            <text:p>30g</text:p>
          </table:table-cell>
        </table:table-row>
        <table:table-row table:style-name="ro1">
          <table:table-cell office:value-type="string">
            <text:p>水</text:p>
          </table:table-cell>
          <table:table-cell office:value-type="string">
            <text:p>100ml</text:p>
          </table:table-cell>
        </table:table-row>
        <table:table-row table:style-name="ro1">
          <table:table-cell office:value-type="string">
            <text:p>塩、コショウ</text:p>
          </table:table-cell>
          <table:table-cell office:value-type="string">
            <text:p>少々</text:p>
          </table:table-cell>
        </table:table-row>
        <table:table-row table:style-name="ro1">
          <table:table-cell office:value-type="string">
            <text:p>チーズ</text:p>
          </table:table-cell>
          <table:table-cell office:value-type="string">
            <text:p>適量</text:p>
          </table:table-cell>
        </table:table-row>
        <table:table-row table:style-name="ro1">
          <table:table-cell office:value-type="string">
            <text:p>ケチャップ</text:p>
          </table:table-cell>
          <table:table-cell office:value-type="string">
            <text:p>適量</text:p>
          </table:table-cell>
        </table:table-row>
        <table:table-row table:style-name="ro1">
          <table:table-cell office:value-type="string">
            <text:p>パセリ or バジル</text:p>
          </table:table-cell>
          <table:table-cell office:value-type="string">
            <text:p>適量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IPA モナー Pゴシック" svg:font-family="'IPA モナー Pゴシック'" style:font-family-generic="swiss" style:font-pitch="variable"/>
    <style:font-face style:name="DejaVu Sans" svg:font-family="'DejaVu Sans'" style:font-family-generic="system" style:font-pitch="variable"/>
    <style:font-face style:name="IPA モナー Pゴシック1" svg:font-family="'IPA モナー P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IPA モナー Pゴシック" fo:language="en" fo:country="US" style:font-name-asian="DejaVu Sans" style:language-asian="ja" style:country-asian="JP" style:font-name-complex="IPA モナー Pゴシック1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モナー Pゴシック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3">2009/11/23</text:date>, <text:time>13:16:1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yalab </meta:initial-creator>
    <meta:creation-date>2009-11-22T15:01:41</meta:creation-date>
    <dc:date>2009-11-23T13:16:13</dc:date>
    <dc:creator>yalab </dc:creator>
    <meta:editing-duration>PT00H22M48S</meta:editing-duration>
    <meta:editing-cycles>3</meta:editing-cycles>
    <meta:generator>OpenOffice.org/3.1$Linux OpenOffice.org_project/310m19$Build-9420</meta:generator>
    <meta:document-statistic meta:table-count="3" meta:cell-count="32" meta:object-count="0"/>
  </office:meta>
</office:document-meta>
</file>